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34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Aaron Asch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6">For a funeral/</text:p>
      <text:p text:style-name="P5">My friends! <text:s/>Possessing but a limited knowledge of the charac-/-ter of our deceased brother, and having had scarcely sufficient/ time to collect my thoughts, it is natural that I should feel/ great hesitancy to pronounce a funeral oration. <text:s/>Should even/ my expressions be faultless with regard to diction, I might fail/ to bestow adequate praise on virtue, or, on the other hand, I might/ utter aught which would be interpreted as adulation. <text:s/>Yet, I dare/ not withhold my services, when the performance thereof may/ in any degree, be of utility. <text:s/>For, after all, my dear hearers? the/ dead cannot be affected by our commendation, nor can our words of/ disparagement influence their future happiness; but the living,/ the living need our sympathy, they need our comforting utterances,/ they must receive a friendly counsel, and they should mainly/ occupy the mind of the speaker on melancholy occasions like the/ present. <text:s/>Aye: my bereaved friends! <text:s/>I comply with your request/ simply to apply to your hearts a soothing balm, and likewise to/ urge that you will perpetuate among your descendants the/ qualities which <text:span text:style-name="T2">signi</text:span><text:span text:style-name="T3"> notably distinguished your predecessors./ <text:s/>I verily believe that the love you bore this member of the/ household of Asch, and the tenderness with which you smoothed/</text:span></text:p>
      <text:p text:style-name="P5"><text:span text:style-name="T3"/></text:p>
      <text:p text:style-name="P5"><text:span text:style-name="T3">[Page 2]</text:span></text:p>
      <text:p text:style-name="P5"><text:span text:style-name="T3">his bed of sickness, must </text:span><text:span text:style-name="T2">be</text:span><text:span text:style-name="T3"> prove a source of lasting consola-/-tion, a reflection on which you will hereafter dwell with much/ satisfaction. <text:s/>Could human agency have preserved the existence of/ one who had already reached beyond its assigned limits, your excer-/-tions would doubtless have been successful, but it is written [Hebrew]/ [Hebrew] "No one hath power over the/ spirit, to retain the </text:span><text:soft-page-break/><text:span text:style-name="T3">spirit." <text:s/>The demise which does not/ awaken </text:span><text:span text:style-name="T2">feelings</text:span><text:span text:style-name="T3"> a sense of compunction </text:span><text:span text:style-name="T2">for</text:span><text:span text:style-name="T3"> by reason of neglected duties, should/ be endured with serene calmness. <text:s/>Our endeavours should principally/ be directed to ease the passage that leads to the gates of death. <text:s/>To do/ more is above our strength. <text:s/>Would indeed that many sons and/ daughters could share the feelings which pervade</text:span><text:span text:style-name="T2">s</text:span><text:span text:style-name="T3"> your minds at/ this hour. <text:s/>How often, alas! the tears shed over the coffin of our/ parents are drawn by biting remorse, by the remembrance of that/ which saddened the life of those whose declining age we should/ have sustained and cheered. <text:s/>For, it is then that we become aware/ of the enormity of our sin, then we perceive how tardy are our/ regrets. <text:s/>Fain would we recall the past; that word, that/ action </text:span><text:span text:style-name="T2">that</text:span><text:span text:style-name="T3"> which harrowed the parental heart, but in vain. <text:s/>Our/ unfilial conduct will rise like a spectre to terrify our thoughts./ <text:s/>Our lamented brother never experienced the joys of paternity;/ but he had trustingly looked for tokens of affection to those/</text:span></text:p>
      <text:p text:style-name="P5"><text:span text:style-name="T3"/></text:p>
      <text:p text:style-name="P5"><text:span text:style-name="T3">[Page 3] </text:span></text:p>
      <text:p text:style-name="P5"><text:span text:style-name="T3">with whom he was bound by the ties of nature. <text:s/>His hopes/ were fully realized. <text:s/>That he was deserving of that reward, I may/ safely assert, notwithstanding my unacquaintance with his general/ habits. <text:s/>For, I know the school in which he had been reared./ <text:s/>It taught piety. <text:s/>It taught the necessity of frequently communing/ with our heavenly Maker; and none exceeded Aaron Asch in/ the performance of that sacred obligation. <text:s/>He would never suffer/ worldly concerns to cause the postponment[sic!] of his devotional exercises./ <text:s/>And often could his bent form be seen wending towards the house of God./ <text:s/>Others may have sought recreation in blending with fashionable circles./ <text:s/>His delight, his solace was his prayer book. <text:s/>Withhold </text:span><text:span text:style-name="T2">your</text:span><text:span text:style-name="T3">/ those derisive smiles ye who deem such a conduct unsocial./ <text:s/>For if it</text:span><text:span text:style-name="T2">s</text:span><text:span text:style-name="T3"> is true that Judaism does not prevent its votaries from mingling/ with the mirthful, it cannot nevertheless be denied that the/ tendency of the age is for casting aside the communion of the herd,/ to run headlong after wanton diversions. <text:s/>Far better it is to/ lean to an extreme which upholds us in </text:span><text:span text:style-name="T2">virtu</text:span><text:span text:style-name="T3"> righteousness,/ than to venture on a path which conducts to a maze of vice/ and immorality. <text:s/>Pleasure is not incompatible with piety, but/ when the former threatens to sap the latter, the avoiding of/ every object which may become an enticement, should be highly/ commended. <text:s/>Therefore do I offer the character of my/</text:span></text:p>
      <text:p text:style-name="P5"><text:span text:style-name="T3"/></text:p>
      <text:p text:style-name="P5"><text:span text:style-name="T3">[Page 4]</text:span></text:p>
      <text:p text:style-name="P5"><text:span text:style-name="T3">lamented brother as an example. <text:s/>And judging from report,/ I may consider him worthy of imitation for other motives besides/ that to which I have just referred. <text:s/>I learn that the unosten-/-tatious manner in which he fulfilled his </text:span><text:span text:style-name="T2">religious</text:span><text:span text:style-name="T3"> devotions, he carried/ out also in doing acts of beneficence. <text:s/>Adhering to the Rabbinical/ instruction that secret charity is most valued, he succoured his needy/ fellow-men, spurning the thought of having his name embla-/-zoned on the pages which record the gifts of the rich./</text:span></text:p>
      <text:p text:style-name="P5"><text:span text:style-name="T3">Happily thou, my brother! happy thou. <text:s/>Death has no terror for such/ one as thou wert. <text:s/>In close contact during thy terrestrial pil-/-grimage with the spirit which pervades the universe, thou art/ now borne on the wings of prayer to those regions where thy/ soul will become identified with celestial intelligences. <text:s/>Rest/ in peace. <text:s/>Enjoy the contemplation of the sun of righteousness/ while </text:span><text:span text:style-name="T2">a</text:span><text:span text:style-name="T3"> embosomed in eternity. <text:s/>And let the memory/ of the virtues thou didst perform on earth be a comfort to thy/ surviving relatives, and a further incentive to the execution/ of goodly and laudable act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11T13:54:35.07</meta:creation-date>
    <meta:document-statistic meta:table-count="0" meta:image-count="0" meta:object-count="0" meta:page-count="3" meta:paragraph-count="70" meta:word-count="1038" meta:character-count="6570"/>
    <dc:date>2012-10-11T14:48:37.76</dc:date>
    <dc:creator>Penn Libraries</dc:creator>
    <meta:editing-duration>PT00H06M01S</meta:editing-duration>
    <meta:editing-cycles>1</meta:editing-cycles>
    <meta:generator>OpenOffice.org/3.2$Win32 OpenOffice.org_project/320m12$Build-9483</meta:generator>
  </office:meta>
</office:document-meta>
</file>